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621" officeooo:paragraph-rsid="00013621"/>
    </style:style>
    <style:style style:name="P2" style:family="paragraph" style:parent-style-name="Standard">
      <style:text-properties officeooo:rsid="00013621" officeooo:paragraph-rsid="00018389"/>
    </style:style>
    <style:style style:name="P3" style:family="paragraph" style:parent-style-name="Standard">
      <style:text-properties officeooo:rsid="00018389" officeooo:paragraph-rsid="00018389"/>
    </style:style>
    <style:style style:name="P4" style:family="paragraph" style:parent-style-name="Standard">
      <style:text-properties officeooo:rsid="00027b86" officeooo:paragraph-rsid="00027b86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7b86" officeooo:paragraph-rsid="00027b86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27c2c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officeooo:rsid="00027c2c" officeooo:paragraph-rsid="00027c2c"/>
    </style:style>
    <style:style style:name="T1" style:family="text">
      <style:text-properties officeooo:rsid="0001e4ba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7c2c" style:text-blinking="false" fo:background-color="transparent" loext:char-shading-value="0"/>
    </style:style>
    <style:style style:name="T4" style:family="text">
      <style:text-properties officeooo:rsid="00027c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)</text:p>
      <text:p text:style-name="P4"/>
      <text:p text:style-name="P5">LR = S – S<text:span text:style-name="T4">D</text:span></text:p>
      <text:p text:style-name="P5"/>
      <text:p text:style-name="P6"><text:span text:style-name="T2">S = (15 * 3) / 2 = 22 5</text:span><text:span text:style-name="T3">00 000 </text:span></text:p>
      <text:p text:style-name="P6"><text:span text:style-name="T2">C = 10000 * 1000 + 2000000 = 12</text:span><text:span text:style-name="T3">000000 </text:span></text:p>
      <text:p text:style-name="P6"><text:span text:style-name="T2">S - C = 225</text:span><text:span text:style-name="T3">00000</text:span><text:span text:style-name="T2"> – 12</text:span><text:span text:style-name="T3">000000 </text:span><text:span text:style-name="T2"><text:s/>= 10 5</text:span><text:span text:style-name="T3">00 000</text:span></text:p>
      <text:p text:style-name="P6"><text:span text:style-name="T2">LR = 10</text:span><text:span text:style-name="T3">500000 </text:span></text:p>
      <text:p text:style-name="P7"><text:span text:style-name="T2">105</text:span><text:span text:style-name="T3">00000</text:span><text:span text:style-name="T2"> = 225</text:span><text:span text:style-name="T3">00000</text:span><text:span text:style-name="T2"> - ((15-d)^2)/10</text:span></text:p>
      <text:p text:style-name="P6"><text:span text:style-name="T2">d = 4,05 </text:span></text:p>
      <text:p text:style-name="P6"><text:span text:style-name="T2"/></text:p>
      <text:p text:style-name="P8"><text:span text:style-name="T2">DELAY MÁXIMO = 4,05 meses</text:span></text:p>
      <text:p text:style-name="P8"><text:span text:style-name="T2"/></text:p>
      <text:p text:style-name="P2">b) </text:p>
      <text:p text:style-name="P2">PM = 1 – (C / S) = 1 – (2000000 +(10000 x 1000)) / 19600000 = 0,39 </text:p>
      <text:p text:style-name="P1">S= (14 x 3) /15 x <text:s/><text:span text:style-name="T1">(</text:span>14 / 2<text:span text:style-name="T1">)</text:span>= 19,6 M</text:p>
      <text:p text:style-name="P1"/>
      <text:p text:style-name="P3">PROFIT MARGIN = 39 %</text:p>
      <text:p text:style-name="P3"/>
      <text:p text:style-name="P1">c) <text:span text:style-name="T4">Tendo em conta o número de unidades a desenvolver (10000), é recomedaǘel usar um ASSP, uma vez que o número de unidades não justifica o investimento necessário para desenvolver um ASI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3:01:08.278814464</meta:creation-date>
    <dc:date>2019-11-21T14:17:54.801190870</dc:date>
    <meta:editing-duration>PT30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16" meta:character-count="518" meta:non-whitespace-character-count="404"/>
  </office:meta>
</office:document-meta>
</file>